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" svg:font-family="" style:font-pitch="variable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0.3972in"/>
    </style:style>
    <style:style style:name="co3" style:family="table-column">
      <style:table-column-properties fo:break-before="auto" style:column-width="1.9098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1.1335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9535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F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ohit Hindi" style:font-size-asian="10pt" style:language-asian="hi" style:country-asian="IN" style:font-style-asian="normal" style:font-weight-asian="normal" style:font-name-complex="Droid Sans Fallback" style:font-size-complex="10pt" style:language-complex="en" style:country-complex="US" style:font-style-complex="normal" style:font-weight-complex="normal"/>
    </style:style>
    <style:style style:name="ce21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hi" style:country-asian="IN" style:font-style-asian="normal" style:font-name-complex="VNI-Time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0pt" fo:font-weight="bold" style:font-name-asian="WenQuanYi Micro Hei" style:font-size-asian="10pt" style:language-asian="hi" style:country-asian="IN" style:font-weight-asian="bold" style:font-name-complex="VNI-Times" style:font-size-complex="6.80000019073486pt" style:language-complex="en" style:country-complex="US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-asian="WenQuanYi Micro Hei" style:font-name-complex=""/>
    </style:style>
    <style:style style:name="T2" style:family="text">
      <style:text-properties fo:font-weight="normal" fo:font-style="normal" style:letter-kerning="true" fo:country="none" style:country-asian="none" style:font-name-asian="Lohit Hind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weight="normal" fo:font-style="normal" style:letter-kerning="true" fo:country="none" style:country-asian="none" style:font-size-asian="12pt" style:font-weight-asian="normal" style:font-weight-complex="normal" style:font-style-asian="normal" style:font-style-complex="normal" style:font-name-asian="Times New Roman"/>
    </style:style>
    <style:style style:name="T4" style:family="text">
      <style:text-properties style:letter-kerning="true" fo:country="none" style:country-asian="none" style:font-name-asian="Lohit Hindi" style:font-size-asian="12pt"/>
    </style:style>
    <style:style style:name="T5" style:family="text">
      <style:text-properties fo:font-weight="bold" style:country-asian="none" style:country-complex="none" style:font-name-asian="WenQuanYi Micro Hei" style:font-name-complex="" style:font-size-complex="6.80000019073486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 table:number-columns-spanned="9" table:number-rows-spanned="1">
            <text:p>ANNEX CONTRACT NO. <text:a xlink:href="python://o.name" xlink:type="simple">name</text:a>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Contract no.</text:p>
          </table:table-cell>
          <table:table-cell table:style-name="ce31" office:value-type="string" calcext:value-type="string">
            <text:p><text:a xlink:href="python://o.hop_dong_id%20and%20o.hop_dong_id.name%20or%20''" xlink:type="simple">hop_dong_id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Date:</text:p>
          </table:table-cell>
          <table:table-cell table:style-name="ce31" office:value-type="string" calcext:value-type="string">
            <text:p><text:a xlink:href="python://convert_date(o.tu_ngay)" xlink:type="simple">tu_ngay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s Annex is an integral part of the Contract no.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SELLER</text:p>
          </table:table-cell>
          <table:table-cell/>
          <table:table-cell table:style-name="ce17" office:value-type="string" calcext:value-type="string" table:number-columns-spanned="4" table:number-rows-spanned="1">
            <text:p>VIET PHU THINH RUBBER JOINT STOCK COMPANY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125/11 Nguyen Cuu Van Str, Binh Thanh Dist, HCMC, Viet Na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:</text:p>
          </table:table-cell>
          <table:table-cell table:style-name="ce20" office:value-type="string" calcext:value-type="string">
            <text:p>848-39901548 / 3990308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style-name="ce21" office:value-type="string" calcext:value-type="string">
            <text:p>0302910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style-name="ce22" office:value-type="string" calcext:value-type="string">
            <text:p>Mr. VU ANH PHONG</text:p>
          </table:table-cell>
          <table:table-cell table:style-name="ce22" office:value-type="string" calcext:value-type="string">
            <text:p>Managing Director 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gistered transaction email</text:p>
          </table:table-cell>
          <table:table-cell table:style-name="ce23" office:value-type="string" calcext:value-type="string">
            <text:p><text:span text:style-name="T4"><text:a xlink:href="mailto:marketing@viruco.com" xlink:type="simple">marketing@viruco.com</text:a>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YER</text:p>
          </table:table-cell>
          <table:table-cell/>
          <table:table-cell table:style-name="ce12" office:value-type="string" calcext:value-type="string">
            <text:p><text:a xlink:href="python://o.hop_dong_id.partner_id%20and%20o.hop_dong_id.partner_id.name%20or%20''" xlink:type="simple">name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 spite of commodity description in contract mentioned, both parties agree to sell and to buy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a xlink:href="file:///home/phung11764/OpenERP/7.0/Project/GreenERP_V7/GreenERP_V7/openerp/addons-viruco/green_erp_viruco_base/report/if%20test=%22o.ngay_nhanhang%22" xlink:type="simple">if</text:a>Shipment Time Change to <text:a xlink:href="python://o.ngay_nhanhang" xlink:type="simple">ngaynhanhang</text:a><text:a xlink:href="../../../../../../../../../../../../if" xlink:type="simple">if</text:a><text:a xlink:href="file:///home/phung11764/OpenERP/7.0/Project/GreenERP_V7/GreenERP_V7/openerp/addons-viruco/green_erp_viruco_base/report/if%20test=%22o.dk_thanhtoan_id%22" xlink:type="simple">if</text:a>Payment Term Change to <text:a xlink:href="python://o.dk_thanhtoan_id.name" xlink:type="simple">dk_thanhtoan_id</text:a><text:a xlink:href="../../../../../../../../../../../../if" xlink:type="simple">if</text:a><text:a xlink:href="file:///home/phung11764/OpenERP/7.0/Project/GreenERP_V7/GreenERP_V7/openerp/addons-viruco/green_erp_viruco_base/report/if%20test=%22o.phuluc_hopdong_line%22" xlink:type="simple">if</text:a>Product Change to<text:a xlink:href="../../../../../../../../../../../../if" xlink:type="simple">if</text:a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1"><text:a xlink:href="file:///home/phung11764/OpenERP/7.0/Project/GreenERP_V7/GreenERP_V7/openerp/addons-viruco/green_erp_viruco_base/report/if%20test=%22o.phuluc_hopdong_line%22" xlink:type="simple">if</text:a></text:span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office:value-type="string" calcext:value-type="string">
            <text:p>No.</text:p>
          </table:table-cell>
          <table:table-cell table:style-name="ce6" office:value-type="string" calcext:value-type="string" table:number-columns-spanned="3" table:number-rows-spanned="1">
            <text:p>Description of goods</text:p>
          </table:table-cell>
          <table:covered-table-cell table:style-name="ce6"/>
          <table:covered-table-cell table:style-name="ce24"/>
          <table:table-cell table:style-name="ce6" office:value-type="string" calcext:value-type="string">
            <text:p>Quantity</text:p>
          </table:table-cell>
          <table:table-cell table:style-name="ce26" office:value-type="string" calcext:value-type="string">
            <text:p><text:span text:style-name="T5">Unit Price</text:span></text:p>
            <text:p><text:span text:style-name="T5">(USD/MT)</text:span></text:p>
          </table:table-cell>
          <table:table-cell table:style-name="ce28" office:value-type="string" calcext:value-type="string" table:number-columns-spanned="2" table:number-rows-spanned="1">
            <text:p>Amount (USD)</text:p>
          </table:table-cell>
          <table:covered-table-cell table:style-name="ce6"/>
          <table:table-cell table:number-columns-repeated="1016"/>
        </table:table-row>
        <table:table-row table:style-name="ro2">
          <table:table-cell table:style-name="ce7"/>
          <table:table-cell table:style-name="ce8" table:number-columns-spanned="3" table:number-rows-spanned="1"/>
          <table:covered-table-cell table:style-name="ce18"/>
          <table:covered-table-cell table:style-name="ce15"/>
          <table:table-cell table:number-columns-repeated="2" table:style-name="ce25" office:value-type="string" calcext:value-type="string">
            <text:p>Mts</text:p>
          </table:table-cell>
          <table:table-cell table:style-name="ce29" table:number-columns-spanned="2" table:number-rows-spanned="1"/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a xlink:href="python://for%20each=%22seq,line%20in%20enumerate(o.phuluc_hopdong_line)%22" xlink:type="simple">for line</text:a></text:p>
          </table:table-cell>
          <table:covered-table-cell table:style-name="ce14"/>
          <table:covered-table-cell table:number-columns-repeated="4" table:style-name="ce15"/>
          <table:covered-table-cell table:style-name="ce29"/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7"/>
          <table:table-cell table:style-name="ce18" office:value-type="string" calcext:value-type="string">
            <text:p><text:a xlink:href="python://line.product_qty" xlink:type="simple">product_qty</text:a></text:p>
          </table:table-cell>
          <table:table-cell table:style-name="ce18" office:value-type="string" calcext:value-type="string">
            <text:p><text:a xlink:href="python://line.price_unit" xlink:type="simple">price_unit</text:a></text:p>
          </table:table-cell>
          <table:table-cell table:style-name="ce29" office:value-type="string" calcext:value-type="string" table:number-columns-spanned="2" table:number-rows-spanned="1">
            <text:p><text:a xlink:href="python://line.price_subtotal" xlink:type="simple">price_subtotal</text:a></text:p>
          </table:table-cell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number-columns-repeated="5" table:style-name="ce15"/>
          <table:covered-table-cell table:number-columns-repeated="2" table:style-name="ce30"/>
          <table:table-cell table:number-columns-repeated="1016"/>
        </table:table-row>
        <table:table-row table:style-name="ro2">
          <table:table-cell table:style-name="ce9"/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18"/>
          <table:table-cell table:style-name="ce19"/>
          <table:table-cell table:style-name="ce18"/>
          <table:table-cell table:style-name="ce29" office:value-type="string" calcext:value-type="string" table:number-columns-spanned="2" table:number-rows-spanned="1">
            <text:p><text:a xlink:href="python://o.amount_total" xlink:type="simple">amount_total</text:a></text:p>
          </table:table-cell>
          <table:covered-table-cell table:style-name="ce30"/>
          <table:table-cell table:number-columns-repeated="1016"/>
        </table:table-row>
        <table:table-row table:style-name="ro2">
          <table:table-cell table:style-name="ce10" office:value-type="string" calcext:value-type="string">
            <text:p><text:span text:style-name="T2">In words: US Dollars </text:span><text:span text:style-name="T2"><text:a xlink:href="python://convert(o.amount_total)" xlink:type="simple">amount_total</text:a></text:span><text:span text:style-name="T3">.</text:span></text:p>
          </table:table-cell>
          <table:table-cell table:style-name="ce15" table:number-columns-repeated="5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8" table:number-rows-spanned="1">
            <text:p><text:a xlink:href="python:///if" xlink:type="simple">/if</text:a>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his Annex is an intergral part of the Contract n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or and behalf of the Seller</text:p>
          </table:table-cell>
          <table:table-cell table:number-columns-repeated="5"/>
          <table:table-cell office:value-type="string" calcext:value-type="string">
            <text:p>For and behalf of the Buyer</text:p>
          </table:table-cell>
          <table:table-cell table:number-columns-repeated="1017"/>
        </table:table-row>
        <table:table-row table:style-name="ro2">
          <table:table-cell table:style-name="ce12" table:formula="of:=[.C8]" office:value-type="string" office:string-value="VIET PHU THINH RUBBER JOINT STOCK COMPANY" calcext:value-type="string">
            <text:p>VIET PHU THINH RUBBER JOINT STOCK COMPANY</text:p>
          </table:table-cell>
          <table:table-cell table:number-columns-repeated="5"/>
          <table:table-cell table:style-name="ce12" table:formula="of:=[.C16]" office:value-type="string" office:string-value="name" calcext:value-type="string">
            <text:p>name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" svg:font-family="" style:font-pitch="variable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date-style style:name="N10155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5" number:language="en" number:country="US">
      <number:text-content/>
      <style:map style:condition="value()&gt;=0" style:apply-style-name="N10155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VNI-Times" style:font-family-complex="VNI-Time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3in" fo:margin-left="0.7in" fo:margin-right="0.7in" fo:background-color="transparent" style:print-page-order="ttb" style:first-page-number="continue" style:scale-to-X="1" style:scale-to-Y="100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45in" fo:margin-left="0in" fo:margin-right="0in" fo:margin-top="0.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0:15:23.54166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>
        <style:region-left>
          <text:p><text:span text:style-name="MT1">VIRUCO-BM-7.5/6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5-22T06:41:05</meta:creation-date>
    <dc:date>2016-07-29T20:17:27.655150454</dc:date>
    <meta:generator>LibreOffice/4.2.8.2$Linux_X86_64 LibreOffice_project/420m0$Build-2</meta:generator>
    <meta:editing-duration>PT53M3S</meta:editing-duration>
    <meta:editing-cycles>44</meta:editing-cycles>
    <meta:document-statistic meta:table-count="1" meta:cell-count="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